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text-properties officeooo:paragraph-rsid="005b6243" style:font-size-asian="12pt" style:font-name="Arial" fo:font-size="12pt" style:font-size-complex="12pt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9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0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4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25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6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1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2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3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4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officeooo:rsid="005a73d7"/>
    </style:style>
    <style:style style:name="T20" style:family="text">
      <style:text-properties officeooo:rsid="006112b1"/>
    </style:style>
    <style:style style:name="T21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2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5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7"><text:span text:style-name="T14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8"><text:span text:style-name="T14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8"><text:span text:style-name="T14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18"><text:span text:style-name="T14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9"><text:span text:style-name="T14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4"/>
      <text:p text:style-name="P16"><text:span text:style-name="T6">REQUERIMIENTOS ANAL</text:span><text:span text:style-name="T7">Í</text:span><text:span text:style-name="T6">TICOS (</text:span><text:span text:style-name="T10">llenar una hoja por matriz</text:span><text:span text:style-name="T6">).</text:span></text:p>
      <text:p text:style-name="P16"/>
      <text:section text:style-name="Sect1" text:name="Section Matriz 1">
        <text:p text:style-name="P15"><text:span text:style-name="T6"/><text:change-end text:change-id="ct123766560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odPageBreak"/>
        <text:p text:style-name="podPageBreak"/>
      </text:section>
      <text:section text:style-name="Sect1" text:name="Section Matriz 1">
        <text:p text:style-name="P15"><text:span text:style-name="T6"/><text:change-end text:change-id="ct123766560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odPageBreak"/>
        <text:p text:style-name="podPageBreak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1:43:27.897475231</dc:date>
    <meta:editing-duration>PT22H18M8S</meta:editing-duration>
    <meta:editing-cycles>63</meta:editing-cycles>
    <meta:generator>LibreOffice/4.3.5.2.0$Linux_X86_64 LibreOffice_project/430m0$Build-2</meta:generator>
    <meta:document-statistic meta:table-count="5" meta:image-count="1" meta:object-count="0" meta:page-count="1" meta:paragraph-count="26" meta:word-count="96" meta:character-count="854" meta:non-whitespace-character-count="781"/>
  </office:meta>
</office:document-meta>
</file>